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6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22.12mm"/>
    </style:style>
    <style:style style:name="ro1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18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248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50"/></text:p>
          </table:table-cell>
          <table:table-cell table:number-columns-repeated="6"/>
          <table:table-cell office:value-type="string" calcext:value-type="string">
            <text:p> <text:span text:style-name="T1">（</text:span><text:span text:style-name="T4">      </text:span><text:span text:style-name="T3">單位）</text:span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 <text:span text:style-name="T1">分類</text:span></text:p>
            <draw:line table:end-cell-address="Sheet1.C4" table:end-x="0.27mm" table:end-y="6.62mm" draw:z-index="0" draw:name="線條 1" draw:style-name="gr1" draw:text-style-name="P1" svg:x1="0mm" svg:y1="0mm" svg:x2="43.38mm" svg:y2="13.71mm">
              <text:p/>
            </draw:line>
          </table:table-cell>
          <table:covered-table-cell table:style-name="ce2"/>
          <table:table-cell table:style-name="ce6" office:value-type="string" calcext:value-type="string" table:number-columns-spanned="3" table:number-rows-spanned="1">
            <text:p>本<text:span text:style-name="T2">    </text:span><text:span text:style-name="T3">月</text:span></text:p>
          </table:table-cell>
          <table:covered-table-cell table:number-columns-repeated="2" table:style-name="ce8"/>
          <table:table-cell table:style-name="ce6" office:value-type="string" calcext:value-type="string" table:number-columns-spanned="3" table:number-rows-spanned="1">
            <text:p>累<text:span text:style-name="T2">    </text:span><text:span text:style-name="T3">計</text:span></text:p>
          </table:table-cell>
          <table:covered-table-cell table:number-columns-repeated="2" table:style-name="ce8"/>
          <table:table-cell table:style-name="ce4" office:value-type="string" calcext:value-type="string" table:number-columns-spanned="1" table:number-rows-spanned="2">
            <text:p>特別記事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 <text:span text:style-name="T1">項目</text:span></text:p>
          </table:table-cell>
          <table:covered-table-cell table:style-name="ce3"/>
          <table:table-cell table:style-name="ce6" office:value-type="string" calcext:value-type="string">
            <text:p>目標</text:p>
          </table:table-cell>
          <table:table-cell table:style-name="ce6" office:value-type="string" calcext:value-type="string">
            <text:p>實績</text:p>
          </table:table-cell>
          <table:table-cell table:style-name="ce6" office:value-type="string" calcext:value-type="string">
            <text:p>＋－</text:p>
          </table:table-cell>
          <table:table-cell table:style-name="ce6" office:value-type="string" calcext:value-type="string">
            <text:p>目標</text:p>
          </table:table-cell>
          <table:table-cell table:style-name="ce6" office:value-type="string" calcext:value-type="string">
            <text:p>實績</text:p>
          </table:table-cell>
          <table:table-cell table:style-name="ce6" office:value-type="string" calcext:value-type="string">
            <text:p>＋－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">
            <text:p>銷</text:p>
            <text:p>售</text:p>
            <text:p>額</text:p>
          </table:table-cell>
          <table:table-cell table:style-name="ce7" office:value-type="string" calcext:value-type="string">
            <text:p> <text:span text:style-name="T1">銷售額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折扣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合計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10">
            <text:p>變</text:p>
            <text:p>動</text:p>
            <text:p>費</text:p>
            <text:p>用</text:p>
          </table:table-cell>
          <table:table-cell table:style-name="ce7" office:value-type="string" calcext:value-type="string">
            <text:p> <text:span text:style-name="T1">材料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水電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燃料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倉租運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外包費用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其他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合計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6">
            <text:p>各</text:p>
            <text:p>種</text:p>
            <text:p>費</text:p>
            <text:p>用</text:p>
          </table:table-cell>
          <table:table-cell table:style-name="ce7" office:value-type="string" calcext:value-type="string">
            <text:p> <text:span text:style-name="T1">消耗品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交際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郵電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交通費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合計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9">
            <text:p>固</text:p>
            <text:p>定</text:p>
            <text:p>費</text:p>
            <text:p>用</text:p>
          </table:table-cell>
          <table:table-cell table:style-name="ce7" office:value-type="string" calcext:value-type="string">
            <text:p> <text:span text:style-name="T1">薪資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獎金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津貼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福利金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房屋貸款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保險費</text:span>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table:number-columns-repeated="8"/>
          <table:table-cell table:number-columns-repeated="1015"/>
        </table:table-row>
        <table:table-row table:style-name="ro1">
          <table:covered-table-cell table:style-name="ce5"/>
          <table:table-cell table:style-name="ce7" office:value-type="string" calcext:value-type="string">
            <text:p> <text:span text:style-name="T1">合計</text:span></text:p>
          </table:table-cell>
          <table:table-cell table:style-name="ce7" table:number-columns-repeated="7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2" table:number-rows-spanned="1">
            <text:p>檢<text:span text:style-name="T2">  </text:span><text:span text:style-name="T3">討</text:span><text:span text:style-name="T4">  </text:span><text:span text:style-name="T3">點</text:span></text:p>
          </table:table-cell>
          <table:covered-table-cell table:style-name="ce8"/>
          <table:table-cell table:style-name="ce7" table:number-columns-spanned="7" table:number-rows-spanned="1"/>
          <table:covered-table-cell table:number-columns-repeated="6" table:style-name="ce7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2" table:number-rows-spanned="1">
            <text:p>注<text:span text:style-name="T2">  </text:span><text:span text:style-name="T3">意</text:span><text:span text:style-name="T4">  </text:span><text:span text:style-name="T3">點</text:span></text:p>
          </table:table-cell>
          <table:covered-table-cell table:style-name="ce8"/>
          <table:table-cell table:style-name="ce7" table:number-columns-spanned="7" table:number-rows-spanned="1"/>
          <table:covered-table-cell table:number-columns-repeated="6" table:style-name="ce7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0:30:18.47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11:53</meta:creation-date>
    <dc:date>2017-01-16T00:41:41.539000000</dc:date>
    <meta:print-date>2004-03-21T16:14:54</meta:print-date>
    <meta:generator>LibreOffice/5.1.1.3$Windows_x86 LibreOffice_project/89f508ef3ecebd2cfb8e1def0f0ba9a803b88a6d</meta:generator>
    <meta:editing-duration>PT11M23S</meta:editing-duration>
    <meta:editing-cycles>1</meta:editing-cycles>
    <meta:document-statistic meta:table-count="1" meta:cell-count="42" meta:object-count="1"/>
  </office:meta>
</office:document-meta>
</file>